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0.396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3.43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4.701cm"/>
    </style:style>
    <style:style style:name="co9" style:family="table-column">
      <style:table-column-properties fo:break-before="auto" style:column-width="1.94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개정이력">
      <style:table-properties table:display="true" style:writing-mode="lr-tb"/>
    </style:style>
    <style:style style:name="ta2" style:family="table" style:master-page-name="PageStyle_5f_자료사전">
      <style:table-properties table:display="true" style:writing-mode="lr-tb"/>
    </style:style>
    <number:text-style style:name="N8100" number:language="ko" number:country="KR">
      <number:text-content/>
    </number:text-style>
    <style:style style:name="ce1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4pt" fo:font-style="normal" fo:text-shadow="none" style:text-underline-style="none" fo:font-weight="bold" style:font-name-asian="굴림체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표준_5f_엑셀문서표준_28_세로_29_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표준_5f_엑셀문서표준_28_세로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표준_5f_엑셀문서표준_28_세로_29_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표준_5f_엑셀문서표준_28_세로_29_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표준_5f_엑셀문서표준_28_세로_2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표준_5f_요구사항추적표_28_웹_29__5f_양식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20pt" fo:font-style="normal" fo:text-shadow="none" style:text-underline-style="none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35cm solid #000000" style:rotation-align="non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개정이력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4" table:number-columns-repeated="3" table:default-cell-style-name="ce4"/>
        <table:table-column table:style-name="co4" table:number-columns-repeated="1016" table:default-cell-style-name="ce10"/>
        <table:table-header-rows>
          <table:table-row table:style-name="ro1">
            <table:table-cell table:style-name="ce1" office:value-type="string" table:number-columns-spanned="4" table:number-rows-spanned="1">
              <text:p>문서 개정이력표</text:p>
            </table:table-cell>
            <table:covered-table-cell table:number-columns-repeated="3" table:style-name="ce1"/>
            <table:table-cell table:number-columns-repeated="1020"/>
          </table:table-row>
          <table:table-row table:style-name="ro1">
            <table:table-cell table:style-name="ce2" office:value-type="string" table:number-columns-spanned="2" table:number-rows-spanned="1">
              <text:p>문서명</text:p>
            </table:table-cell>
            <table:covered-table-cell table:style-name="ce2"/>
            <table:table-cell table:style-name="ce6" office:value-type="string" table:number-columns-spanned="2" table:number-rows-spanned="1">
              <text:p>자료사전</text:p>
            </table:table-cell>
            <table:covered-table-cell table:style-name="ce6"/>
            <table:table-cell table:number-columns-repeated="1020"/>
          </table:table-row>
          <table:table-row table:style-name="ro1">
            <table:table-cell table:style-name="ce2" office:value-type="string">
              <text:p>버전</text:p>
            </table:table-cell>
            <table:table-cell table:style-name="ce2" office:value-type="string">
              <text:p>날짜</text:p>
            </table:table-cell>
            <table:table-cell table:style-name="ce7" office:value-type="string">
              <text:p>내용</text:p>
            </table:table-cell>
            <table:table-cell table:style-name="ce2" office:value-type="string">
              <text:p>작성자</text:p>
            </table:table-cell>
            <table:table-cell table:number-columns-repeated="1020"/>
          </table:table-row>
        </table:table-header-rows>
        <table:table-row table:style-name="ro1">
          <table:table-cell table:style-name="ce3" office:value-type="string">
            <text:p>1.0</text:p>
          </table:table-cell>
          <table:table-cell table:style-name="ce5" office:value-type="string">
            <text:p>2017.02.7</text:p>
          </table:table-cell>
          <table:table-cell table:style-name="ce8" office:value-type="string">
            <text:p>최초 작성</text:p>
          </table:table-cell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1</text:p>
          </table:table-cell>
          <table:table-cell table:style-name="ce5" office:value-type="string">
            <text:p>2017.02.16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2</text:p>
          </table:table-cell>
          <table:table-cell table:style-name="ce5" office:value-type="string">
            <text:p>2017.02.28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3</text:p>
          </table:table-cell>
          <table:table-cell table:style-name="ce5" office:value-type="string">
            <text:p>2017.03.07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 table:number-rows-repeated="26">
          <table:table-cell table:style-name="ce3"/>
          <table:table-cell table:style-name="ce5"/>
          <table:table-cell table:style-name="ce8"/>
          <table:table-cell table:style-name="ce5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개정이력.$A$1" table:cell-range-address="$개정이력.$A$1:.$AMJ$3" table:range-usable-as="repeat-column repeat-row"/>
        </table:named-expressions>
      </table:table>
      <table:table table:name="자료사전" table:style-name="ta2" table:print="false">
        <office:forms form:automatic-focus="false" form:apply-design-mode="false"/>
        <table:table-column table:style-name="co5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ce21"/>
        <table:table-column table:style-name="co8" table:default-cell-style-name="ce14"/>
        <table:table-column table:style-name="co7" table:number-columns-repeated="250" table:default-cell-style-name="Default"/>
        <table:table-column table:style-name="co9" table:number-columns-repeated="768" table:default-cell-style-name="Default"/>
        <table:table-row table:style-name="ro2">
          <table:table-cell table:style-name="ce11" office:value-type="string" table:number-columns-spanned="6" table:number-rows-spanned="1">
            <text:p>자료사전</text:p>
          </table:table-cell>
          <table:covered-table-cell table:number-columns-repeated="5" table:style-name="ce11"/>
          <table:table-cell table:number-columns-repeated="1018"/>
        </table:table-row>
        <table:table-row table:style-name="ro3">
          <table:table-cell table:style-name="ce12" office:value-type="string">
            <text:p>시스템명</text:p>
          </table:table-cell>
          <table:table-cell table:style-name="ce16" office:value-type="string" table:number-columns-spanned="3" table:number-rows-spanned="1">
            <text:p>Stack Underflow</text:p>
          </table:table-cell>
          <table:covered-table-cell table:number-columns-repeated="2" table:style-name="ce16"/>
          <table:table-cell table:style-name="ce19" office:value-type="string">
            <text:p>작성자</text:p>
          </table:table-cell>
          <table:table-cell table:style-name="ce24" office:value-type="string">
            <text:p>최현우(2022.08.04)</text:p>
          </table:table-cell>
          <table:table-cell table:number-columns-repeated="1018"/>
        </table:table-row>
        <table:table-row table:style-name="ro4">
          <table:table-cell table:style-name="ce13" office:value-type="string">
            <text:p>표준속성명</text:p>
          </table:table-cell>
          <table:table-cell table:style-name="ce13" office:value-type="string">
            <text:p>표준영문명</text:p>
          </table:table-cell>
          <table:table-cell table:style-name="ce13" office:value-type="string">
            <text:p>타입</text:p>
          </table:table-cell>
          <table:table-cell table:style-name="ce18" office:value-type="string">
            <text:p>길이</text:p>
          </table:table-cell>
          <table:table-cell table:style-name="ce20" office:value-type="string">
            <text:p>설명</text:p>
          </table:table-cell>
          <table:table-cell table:style-name="ce13" office:value-type="string">
            <text:p>비고</text:p>
          </table:table-cell>
          <table:table-cell table:number-columns-repeated="1018"/>
        </table:table-row>
        <table:table-row table:style-name="ro5">
          <table:table-cell office:value-type="string">
            <text:p>파일번호</text:p>
          </table:table-cell>
          <table:table-cell office:value-type="string">
            <text:p>FILE_NUM</text:p>
          </table:table-cell>
          <table:table-cell office:value-type="string">
            <text:p>VAHRCHAR2</text:p>
          </table:table-cell>
          <table:table-cell office:value-type="float" office:value="100">
            <text:p>100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6">
          <table:table-cell office:value-type="string">
            <text:p>파일이름</text:p>
          </table:table-cell>
          <table:table-cell office:value-type="string">
            <text:p>FILE_NAME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명</text:p>
          </table:table-cell>
          <table:table-cell table:number-columns-repeated="1019"/>
        </table:table-row>
        <table:table-row table:style-name="ro5">
          <table:table-cell office:value-type="string">
            <text:p>파일확장자명</text:p>
          </table:table-cell>
          <table:table-cell office:value-type="string">
            <text:p>FILE_EXT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명</text:p>
          </table:table-cell>
          <table:table-cell table:number-columns-repeated="1019"/>
        </table:table-row>
        <table:table-row table:style-name="ro5">
          <table:table-cell office:value-type="string">
            <text:p>파일크기</text:p>
          </table:table-cell>
          <table:table-cell office:value-type="string">
            <text:p>FILE_SIZE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크기</text:p>
          </table:table-cell>
          <table:table-cell table:number-columns-repeated="1019"/>
        </table:table-row>
        <table:table-row table:style-name="ro5">
          <table:table-cell office:value-type="string">
            <text:p>파일비고</text:p>
          </table:table-cell>
          <table:table-cell office:value-type="string">
            <text:p>FILE_ETC</text:p>
          </table:table-cell>
          <table:table-cell office:value-type="string">
            <text:p>VARCHAR2</text:p>
          </table:table-cell>
          <table:table-cell office:value-type="float" office:value="1000">
            <text:p>10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댓글번호</text:p>
          </table:table-cell>
          <table:table-cell office:value-type="string">
            <text:p>CMNT_NUM</text:p>
          </table:table-cell>
          <table:table-cell table:style-name="ce17"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댓글날짜</text:p>
          </table:table-cell>
          <table:table-cell office:value-type="string">
            <text:p>CMNT_DATE</text:p>
          </table:table-cell>
          <table:table-cell table:style-name="ce17"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댓글수정일</text:p>
          </table:table-cell>
          <table:table-cell office:value-type="string">
            <text:p>CMNT_UDT_DATE</text:p>
          </table:table-cell>
          <table:table-cell office:value-type="string">
            <text:p>DATE</text:p>
          </table:table-cell>
          <table:table-cell/>
          <table:table-cell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댓글내용</text:p>
          </table:table-cell>
          <table:table-cell office:value-type="string">
            <text:p>CMNT_DATE</text:p>
          </table:table-cell>
          <table:table-cell office:value-type="string">
            <text:p>DATE</text:p>
          </table:table-cell>
          <table:table-cell/>
          <table:table-cell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댓글좋아요</text:p>
          </table:table-cell>
          <table:table-cell office:value-type="string">
            <text:p>CMNT_LIKE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댓글싫어요</text:p>
          </table:table-cell>
          <table:table-cell office:value-type="string">
            <text:p>CMNT_DISLIKE</text:p>
          </table:table-cell>
          <table:table-cell office:value-type="string">
            <text:p>NUMBER</text:p>
          </table:table-cell>
          <table:table-cell/>
          <table:table-cell table:style-name="ce23"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게시글번호</text:p>
          </table:table-cell>
          <table:table-cell office:value-type="string">
            <text:p>POST_NUM</text:p>
          </table:table-cell>
          <table:table-cell office:value-type="string">
            <text:p>NUMBER</text:p>
          </table:table-cell>
          <table:table-cell/>
          <table:table-cell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게시글제목</text:p>
          </table:table-cell>
          <table:table-cell office:value-type="string">
            <text:p>POST_TITLE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제목</text:p>
          </table:table-cell>
          <table:table-cell table:number-columns-repeated="1019"/>
        </table:table-row>
        <table:table-row table:style-name="ro5">
          <table:table-cell office:value-type="string">
            <text:p>게시글내용</text:p>
          </table:table-cell>
          <table:table-cell office:value-type="string">
            <text:p>POST_CONT</text:p>
          </table:table-cell>
          <table:table-cell office:value-type="string">
            <text:p>VARCHAR2</text:p>
          </table:table-cell>
          <table:table-cell office:value-type="float" office:value="1000">
            <text:p>1000</text:p>
          </table:table-cell>
          <table:table-cell table:style-name="ce22"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게시글등록일</text:p>
          </table:table-cell>
          <table:table-cell office:value-type="string">
            <text:p>POST_REG_DATE</text:p>
          </table:table-cell>
          <table:table-cell office:value-type="string">
            <text:p>DATE</text:p>
          </table:table-cell>
          <table:table-cell/>
          <table:table-cell table:style-name="ce22"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게시글조회수</text:p>
          </table:table-cell>
          <table:table-cell office:value-type="string">
            <text:p>POST_VIEWS</text:p>
          </table:table-cell>
          <table:table-cell office:value-type="string">
            <text:p>NUMBER</text:p>
          </table:table-cell>
          <table:table-cell/>
          <table:table-cell table:style-name="ce22"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게시글수정일</text:p>
          </table:table-cell>
          <table:table-cell office:value-type="string">
            <text:p>POST_UDT_DATE</text:p>
          </table:table-cell>
          <table:table-cell office:value-type="string">
            <text:p>DATE</text:p>
          </table:table-cell>
          <table:table-cell/>
          <table:table-cell table:style-name="ce22"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게시글유형</text:p>
          </table:table-cell>
          <table:table-cell office:value-type="string">
            <text:p>POST_BOARD_TYPE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회원아이디</text:p>
          </table:table-cell>
          <table:table-cell office:value-type="string">
            <text:p>MEM_ID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5">
          <table:table-cell office:value-type="string">
            <text:p>회원이름</text:p>
          </table:table-cell>
          <table:table-cell office:value-type="string">
            <text:p>MEM_NM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명</text:p>
          </table:table-cell>
          <table:table-cell table:number-columns-repeated="1019"/>
        </table:table-row>
        <table:table-row table:style-name="ro5">
          <table:table-cell office:value-type="string">
            <text:p>회원비밀번호</text:p>
          </table:table-cell>
          <table:table-cell office:value-type="string">
            <text:p>MEM_PASS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회원 주민번호</text:p>
          </table:table-cell>
          <table:table-cell office:value-type="string">
            <text:p>MEM_REGNO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번호</text:p>
          </table:table-cell>
          <table:table-cell table:number-columns-repeated="1019"/>
        </table:table-row>
        <table:table-row table:style-name="ro6">
          <table:table-cell office:value-type="string">
            <text:p>회원 이메일</text:p>
          </table:table-cell>
          <table:table-cell office:value-type="string">
            <text:p>MEM_EMAIL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회원주소</text:p>
          </table:table-cell>
          <table:table-cell office:value-type="string">
            <text:p>MEM_ADDR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주소</text:p>
          </table:table-cell>
          <table:table-cell table:number-columns-repeated="1019"/>
        </table:table-row>
        <table:table-row table:style-name="ro5">
          <table:table-cell office:value-type="string">
            <text:p>회원질문</text:p>
          </table:table-cell>
          <table:table-cell office:value-type="string">
            <text:p>MEM_QSTN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회원가입일</text:p>
          </table:table-cell>
          <table:table-cell office:value-type="string">
            <text:p>MEM_SNU</text:p>
          </table:table-cell>
          <table:table-cell office:value-type="string">
            <text:p>DATE</text:p>
          </table:table-cell>
          <table:table-cell/>
          <table:table-cell table:style-name="ce23"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회원등급</text:p>
          </table:table-cell>
          <table:table-cell office:value-type="string">
            <text:p>MEM_RANK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내용</text:p>
          </table:table-cell>
          <table:table-cell table:number-columns-repeated="1019"/>
        </table:table-row>
        <table:table-row table:style-name="ro6">
          <table:table-cell table:style-name="ce15" office:value-type="string">
            <text:p>회원점수</text:p>
          </table:table-cell>
          <table:table-cell office:value-type="string">
            <text:p>MEM_SCORE</text:p>
          </table:table-cell>
          <table:table-cell office:value-type="string">
            <text:p>NUMBER</text:p>
          </table:table-cell>
          <table:table-cell/>
          <table:table-cell table:style-name="ce23" office:value-type="string">
            <text:p>번호</text:p>
          </table:table-cell>
          <table:table-cell table:number-columns-repeated="1019"/>
        </table:table-row>
        <table:table-row table:style-name="ro6">
          <table:table-cell table:style-name="ce15" office:value-type="string">
            <text:p>회원답변</text:p>
          </table:table-cell>
          <table:table-cell office:value-type="string">
            <text:p>MEM_ANS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관리자아이디</text:p>
          </table:table-cell>
          <table:table-cell office:value-type="string">
            <text:p>ADMIN_ID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5">
          <table:table-cell office:value-type="string">
            <text:p>관리자이름</text:p>
          </table:table-cell>
          <table:table-cell office:value-type="string">
            <text:p>ADMIN_NM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명</text:p>
          </table:table-cell>
          <table:table-cell table:number-columns-repeated="1019"/>
        </table:table-row>
        <table:table-row table:style-name="ro5">
          <table:table-cell office:value-type="string">
            <text:p>관리자비밀번호</text:p>
          </table:table-cell>
          <table:table-cell office:value-type="string">
            <text:p>ADMIN_PASS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관리코드</text:p>
          </table:table-cell>
          <table:table-cell office:value-type="string">
            <text:p>MNG_CD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내용</text:p>
          </table:table-cell>
          <table:table-cell table:number-columns-repeated="1019"/>
        </table:table-row>
        <table:table-row table:style-name="ro5">
          <table:table-cell office:value-type="string">
            <text:p>관리유형</text:p>
          </table:table-cell>
          <table:table-cell office:value-type="string">
            <text:p>MNG_TYPE_CD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내용</text:p>
          </table:table-cell>
          <table:table-cell table:number-columns-repeated="1019"/>
        </table:table-row>
        <table:table-row table:style-name="ro6">
          <table:table-cell office:value-type="string">
            <text:p>관리일</text:p>
          </table:table-cell>
          <table:table-cell office:value-type="string">
            <text:p>MNG_DATE</text:p>
          </table:table-cell>
          <table:table-cell office:value-type="string">
            <text:p>DATE</text:p>
          </table:table-cell>
          <table:table-cell/>
          <table:table-cell table:style-name="ce23"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관리대상</text:p>
          </table:table-cell>
          <table:table-cell office:value-type="string">
            <text:p>MNG_TRG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2" office:value-type="string">
            <text:p>내용</text:p>
          </table:table-cell>
          <table:table-cell table:number-columns-repeated="1019"/>
        </table:table-row>
        <table:table-row table:style-name="ro6">
          <table:table-cell table:style-name="ce15" office:value-type="string">
            <text:p>관리내용</text:p>
          </table:table-cell>
          <table:table-cell office:value-type="string">
            <text:p>MNG_CONT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내용</text:p>
          </table:table-cell>
          <table:table-cell table:number-columns-repeated="1019"/>
        </table:table-row>
        <table:table-row table:style-name="ro6">
          <table:table-cell table:style-name="ce15" office:value-type="string">
            <text:p>채팅방번호</text:p>
          </table:table-cell>
          <table:table-cell office:value-type="string">
            <text:p>CHAT_ROOM_NUM</text:p>
          </table:table-cell>
          <table:table-cell office:value-type="string">
            <text:p>NUMBER</text:p>
          </table:table-cell>
          <table:table-cell/>
          <table:table-cell table:style-name="ce23"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채팅방이름</text:p>
          </table:table-cell>
          <table:table-cell office:value-type="string">
            <text:p>CHAT_ROOM_NM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office:value-type="string">
            <text:p>제목</text:p>
          </table:table-cell>
          <table:table-cell table:number-columns-repeated="1019"/>
        </table:table-row>
        <table:table-row table:style-name="ro5">
          <table:table-cell office:value-type="string">
            <text:p>채팅방생성일</text:p>
          </table:table-cell>
          <table:table-cell office:value-type="string">
            <text:p>CHAT_CRT_DATE</text:p>
          </table:table-cell>
          <table:table-cell office:value-type="string">
            <text:p>DATE</text:p>
          </table:table-cell>
          <table:table-cell/>
          <table:table-cell office:value-type="string">
            <text:p>일자</text:p>
          </table:table-cell>
          <table:table-cell table:number-columns-repeated="1019"/>
        </table:table-row>
        <table:table-row table:style-name="ro5">
          <table:table-cell office:value-type="string">
            <text:p>채팅내용일련번호</text:p>
          </table:table-cell>
          <table:table-cell office:value-type="string">
            <text:p>CHAT_CONT_SRLNUM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번호</text:p>
          </table:table-cell>
          <table:table-cell table:number-columns-repeated="1019"/>
        </table:table-row>
        <table:table-row table:style-name="ro5">
          <table:table-cell office:value-type="string">
            <text:p>채팅내용작성자</text:p>
          </table:table-cell>
          <table:table-cell office:value-type="string">
            <text:p>CHAT_CONT_WRT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table-cell table:style-name="ce23" office:value-type="string">
            <text:p>명</text:p>
          </table:table-cell>
          <table:table-cell table:number-columns-repeated="1019"/>
        </table:table-row>
        <table:table-row table:style-name="ro5">
          <table:table-cell office:value-type="string">
            <text:p>채팅내용대화</text:p>
          </table:table-cell>
          <table:table-cell office:value-type="string">
            <text:p>CHAT_CONT_CONT</text:p>
          </table:table-cell>
          <table:table-cell office:value-type="string">
            <text:p>VARCHAR2</text:p>
          </table:table-cell>
          <table:table-cell office:value-type="float" office:value="1000">
            <text:p>1000</text:p>
          </table:table-cell>
          <table:table-cell table:style-name="ce22" office:value-type="string">
            <text:p>내용</text:p>
          </table:table-cell>
          <table:table-cell table:number-columns-repeated="1019"/>
        </table:table-row>
        <table:table-row table:style-name="ro6">
          <table:table-cell table:style-name="ce15" office:value-type="string">
            <text:p>채팅내용시간</text:p>
          </table:table-cell>
          <table:table-cell office:value-type="string">
            <text:p>CHAT_CONT_TIME</text:p>
          </table:table-cell>
          <table:table-cell office:value-type="string">
            <text:p>DATE</text:p>
          </table:table-cell>
          <table:table-cell/>
          <table:table-cell table:style-name="ce23" office:value-type="string">
            <text:p>일자</text:p>
          </table:table-cell>
          <table:table-cell table:number-columns-repeated="1019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47">
      <number:number number:decimal-places="2" number:min-integer-digits="0" number:decimal-replacement=""/>
    </number:number-style>
    <number:number-style style:name="N148P0" style:volatile="true">
      <number:number number:decimal-places="3" number:min-integer-digits="1" number:grouping="true"/>
    </number:number-style>
    <number:number-style style:name="N148">
      <style:text-properties fo:color="#ff0000"/>
      <number:text>-</number:text>
      <number:number number:decimal-places="3" number:min-integer-digits="1" number:grouping="true"/>
      <style:map style:condition="value()&gt;=0" style:apply-style-name="N148P0"/>
    </number:number-style>
    <number:number-style style:name="N149P0" style:volatile="true">
      <number:text>\</number:text>
      <number:number number:decimal-places="2" number:min-integer-digits="1" number:grouping="true"/>
    </number:number-style>
    <number:number-style style:name="N149">
      <style:text-properties fo:color="#ff0000"/>
      <number:text>\\\\\\\\\\\-\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\</number:text>
      <number:number number:decimal-places="0" number:min-integer-digits="1" number:grouping="true"/>
    </number:number-style>
    <number:number-style style:name="N150">
      <style:text-properties fo:color="#ff0000"/>
      <number:text>\\\\\\\\\-\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 \</number:text>
      <number:number number:decimal-places="0" number:min-integer-digits="1" number:grouping="true"/>
      <number:text> </number:text>
    </number:number-style>
    <number:number-style style:name="N151P1" style:volatile="true">
      <number:text>\\\\\\\\\-\</number:text>
      <number:number number:decimal-places="0" number:min-integer-digits="1" number:grouping="true"/>
      <number:text> </number:text>
    </number:number-style>
    <number:number-style style:name="N151P2" style:volatile="true">
      <number:text> \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number-style style:name="N153P0" style:volatile="true">
      <number:text> </number:text>
      <number:number number:decimal-places="0" number:min-integer-digits="1" number:grouping="true"/>
      <number:text> </number:text>
    </number:number-style>
    <number:number-style style:name="N153P1" style:volatile="true">
      <number:text> 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엑셀문서표준_28_세로_29_" style:display-name="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PERSONAL" style:display-name="AeE­ [0]_PERSONAL" style:family="table-cell" style:parent-style-name="Default" style:data-style-name="N147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eE_ad__5f_PERSONAL" style:display-name="AeE­_PERSONAL" style:family="table-cell" style:parent-style-name="Default" style:data-style-name="N148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omma_20_zerodec" style:display-name="comma zerodec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" style:family="table-cell" style:parent-style-name="Default" style:data-style-name="N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_ffe5_AØ_5f_PERSONAL" style:display-name="C￥AØ_PERSO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llar_20__28_zero_20_dec_29_" style:display-name="Dollar (zero dec)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yperlink_5f_NEGS" style:display-name="Hyperlink_NEGS" style:family="table-cell" style:parent-style-name="Default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콤마_20__5b_0_5d__5f_95" style:display-name="콤마 [0]_95" style:family="table-cell" style:parent-style-name="Default" style:data-style-name="N153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콤마_5f_95" style:display-name="콤마_95" style:family="table-cell" style:parent-style-name="Default" style:data-style-name="N154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1.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8cm"/>
      </style:header-style>
      <style:footer-style>
        <style:header-footer-properties fo:min-height="1.199cm" fo:margin-left="0cm" fo:margin-right="0cm" fo:margin-top="0.88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2022-08-04</text:date>, <text:time>18:57:1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개정이력" style:display-name="PageStyle_개정이력" style:page-layout-name="Mpm3">
      <style:header>
        <style:region-left>
          <text:p><text:span text:style-name="MT1">수입쇠고기 유통이력관리시스템</text:span></text:p>
        </style:region-left>
        <style:region-right>
          <text:p><text:span text:style-name="MT1">자료사전</text:span></text:p>
        </style:region-right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자료사전" style:display-name="PageStyle_자료사전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페이지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4T18:57:09.99</dc:date>
    <meta:document-statistic meta:table-count="2" meta:cell-count="237" meta:object-count="0"/>
    <meta:generator>OpenOffice/4.1.7$Win32 OpenOffice.org_project/417m1$Build-9800</meta:generator>
  </office:meta>
</office:document-meta>
</file>